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text-autospace="none">
        <style:tab-stops/>
      </style:paragraph-properties>
    </style:style>
    <style:style style:name="P2" style:family="paragraph" style:parent-style-name="Text_20_body">
      <style:text-properties fo:background-color="#ffff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Grosz, 2005 #861}</text:p>
      <text:p text:style-name="Text_20_body">Grosz, E. A. (2005). <text:span text:style-name="T1">Time travels : feminism, nature, power</text:span>. Durham, Duke University Press.</text:p>
      <text:p text:style-name="P1"/>
      <text:p text:style-name="P2">As the pragmatists understood, the thing is a question, provocation, incitement or enigma. The thing, matter already configured, generates invention, the assessment of means and ends, and thus enables practice. 132</text:p>
      <text:p text:style-name="P2">to orient technology not so much to knowing and mediating as to experience and the rich interdeterminacy of duration, to a making without definitive end or goal. 1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abm</meta:initial-creator>
    <meta:creation-date>2008-10-03T09:14:48</meta:creation-date>
    <dc:creator>abm </dc:creator>
    <dc:date>2009-06-22T09:34:36.22</dc:date>
    <meta:editing-cycles>4</meta:editing-cycles>
    <meta:editing-duration>PT00H56M32S</meta:editing-duration>
    <meta:document-statistic meta:table-count="0" meta:image-count="0" meta:object-count="0" meta:page-count="1" meta:paragraph-count="4" meta:word-count="76" meta:character-count="488"/>
    <meta:user-defined meta:name="Info 1"/>
    <meta:user-defined meta:name="Info 2"/>
    <meta:user-defined meta:name="Info 3"/>
    <meta:user-defined meta:name="Info 4"/>
  </office:meta>
</office:document-meta>
</file>